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ook Antiqua1" svg:font-family="'Book Antiqua'"/>
    <style:font-face style:name="Arial" svg:font-family="Arial" style:font-pitch="variable"/>
    <style:font-face style:name="Book Antiqua" svg:font-family="'Book Antiqua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ed770" draw:shadow="hidden"/>
    </style:style>
    <style:style style:name="gr2" style:family="graphic" style:parent-style-name="standard">
      <style:graphic-properties draw:stroke="solid" svg:stroke-width="0.008cm" svg:stroke-color="#feb80a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236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solid" draw:fill-color="#7fd13b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6" style:family="graphic" style:parent-style-name="standard">
      <style:graphic-properties draw:stroke="none" draw:fill="none" draw:textarea-vertical-align="middle" fo:min-height="2.5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2.757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2.957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1.235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solid" svg:stroke-width="0.008cm" svg:stroke-color="#4e5b6f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11" style:family="graphic" style:parent-style-name="standard">
      <style:graphic-properties draw:stroke="none" draw:fill="none" draw:textarea-vertical-align="middle" fo:min-height="2.857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solid" draw:fill-color="#000000" draw:opacity="0%" draw:shadow="hidden"/>
    </style:style>
    <style:style style:name="gr13" style:family="graphic" style:parent-style-name="standard">
      <style:graphic-properties draw:stroke="none" draw:fill="gradient" draw:fill-gradient-name="Gradient_5f_0" draw:shadow="hidden"/>
    </style:style>
    <style:style style:name="gr14" style:family="graphic" style:parent-style-name="standard">
      <style:graphic-properties draw:stroke="solid" svg:stroke-width="0.013cm" svg:stroke-color="#707d37" svg:stroke-opacity="100%" draw:stroke-linejoin="miter" draw:fill="none" fo:padding-top="0.131cm" fo:padding-bottom="0.131cm" fo:padding-left="0.256cm" fo:padding-right="0.256cm" draw:shadow="hidden"/>
    </style:style>
    <style:style style:name="gr15" style:family="graphic" style:parent-style-name="standard">
      <style:graphic-properties draw:stroke="none" draw:fill="gradient" draw:fill-gradient-name="Gradient_5f_1" draw:shadow="hidden"/>
    </style:style>
    <style:style style:name="gr16" style:family="graphic" style:parent-style-name="standard">
      <style:graphic-properties draw:stroke="solid" svg:stroke-width="0.02cm" svg:stroke-color="#55602d" svg:stroke-opacity="100%" draw:stroke-linejoin="round" draw:fill="none" fo:padding-top="0.135cm" fo:padding-bottom="0.135cm" fo:padding-left="0.26cm" fo:padding-right="0.26cm" draw:shadow="hidden"/>
    </style:style>
    <style:style style:name="gr17" style:family="graphic" style:parent-style-name="standard">
      <style:graphic-properties draw:stroke="solid" svg:stroke-width="0.038cm" svg:stroke-color="#e3e8d2" svg:stroke-opacity="100%" draw:stroke-linejoin="round" draw:fill="none" fo:padding-top="0.144cm" fo:padding-bottom="0.144cm" fo:padding-left="0.269cm" fo:padding-right="0.269cm" draw:shadow="hidden"/>
    </style:style>
    <style:style style:name="gr18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19" style:family="graphic" style:parent-style-name="standard">
      <style:graphic-properties draw:stroke="none" draw:fill="none" draw:textarea-vertical-align="middle" fo:min-height="11.418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3.453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gradient" draw:fill-gradient-name="Gradient_5f_2" draw:shadow="hidden"/>
    </style:style>
    <style:style style:name="gr22" style:family="graphic" style:parent-style-name="standard">
      <style:graphic-properties draw:stroke="solid" svg:stroke-width="0.013cm" svg:stroke-color="#000000" svg:stroke-opacity="100%" draw:stroke-linejoin="round" draw:fill="none" fo:padding-top="0.131cm" fo:padding-bottom="0.131cm" fo:padding-left="0.256cm" fo:padding-right="0.256cm" draw:shadow="hidden"/>
    </style:style>
    <style:style style:name="gr23" style:family="graphic" style:parent-style-name="standard">
      <style:graphic-properties draw:stroke="none" draw:fill="gradient" draw:fill-gradient-name="Gradient_5f_3" draw:shadow="hidden"/>
    </style:style>
    <style:style style:name="gr24" style:family="graphic" style:parent-style-name="standard">
      <style:graphic-properties draw:stroke="none" draw:fill="solid" draw:fill-color="#c0eb81" draw:shadow="hidden"/>
    </style:style>
    <style:style style:name="gr25" style:family="graphic" style:parent-style-name="standard">
      <style:graphic-properties draw:stroke="none" draw:fill="gradient" draw:fill-gradient-name="Gradient_5f_4" draw:shadow="hidden"/>
    </style:style>
    <style:style style:name="gr26" style:family="graphic" style:parent-style-name="standard">
      <style:graphic-properties draw:stroke="solid" svg:stroke-width="0.013cm" svg:stroke-color="#366b16" svg:stroke-opacity="100%" draw:stroke-linejoin="round" draw:fill="none" fo:padding-top="0.131cm" fo:padding-bottom="0.131cm" fo:padding-left="0.256cm" fo:padding-right="0.256cm" draw:shadow="hidden"/>
    </style:style>
    <style:style style:name="gr27" style:family="graphic" style:parent-style-name="standard">
      <style:graphic-properties draw:stroke="none" draw:fill="none" draw:textarea-vertical-align="middle" fo:min-height="2.12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middle" fo:min-height="7.771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middle" fo:min-height="2.841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none" draw:fill="none" draw:textarea-vertical-align="middle" fo:min-height="4.671cm" fo:min-width="2.54cm" fo:padding-top="0.141cm" fo:padding-bottom="0.141cm" fo:padding-left="0.141cm" fo:padding-right="0.141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fill="none" draw:textarea-vertical-align="middle" fo:min-height="3.568cm" fo:min-width="2.54cm" fo:padding-top="0.071cm" fo:padding-bottom="0.071cm" fo:padding-left="0.071cm" fo:padding-right="0.071cm"/>
    </style:style>
    <style:style style:name="gr33" style:family="graphic" style:parent-style-name="standard">
      <style:graphic-properties draw:stroke="none" draw:fill="none" draw:textarea-vertical-align="middle" fo:min-height="2.162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solid" draw:fill-color="#cdee97" draw:shadow="hidden"/>
    </style:style>
    <style:style style:name="gr35" style:family="graphic" style:parent-style-name="standard">
      <style:graphic-properties draw:stroke="none" draw:fill="solid" draw:fill-color="#ffffff" draw:shadow="hidden"/>
    </style:style>
    <style:style style:name="gr36" style:family="graphic" style:parent-style-name="standard">
      <style:graphic-properties draw:stroke="none" draw:fill="none" draw:textarea-vertical-align="middle" fo:min-height="0.592cm" fo:min-width="2.54cm" fo:padding-top="0.141cm" fo:padding-bottom="0.141cm" fo:padding-left="0.141cm" fo:padding-right="0.141cm"/>
    </style:style>
    <style:style style:name="gr37" style:family="graphic" style:parent-style-name="standard">
      <style:graphic-properties draw:stroke="none" draw:fill="none" draw:textarea-vertical-align="middle" fo:min-height="3.397cm" fo:min-width="2.54cm" fo:padding-top="0.071cm" fo:padding-bottom="0.071cm" fo:padding-left="0.071cm" fo:padding-right="0.071cm"/>
    </style:style>
    <style:style style:name="gr38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39" style:family="graphic" style:parent-style-name="standard">
      <style:graphic-properties draw:stroke="none" draw:fill="none" draw:textarea-vertical-align="middle" fo:min-height="2.821cm" fo:min-width="2.54cm" fo:padding-top="0.071cm" fo:padding-bottom="0.071cm" fo:padding-left="0.071cm" fo:padding-right="0.071cm"/>
    </style:style>
    <style:style style:name="gr40" style:family="graphic" style:parent-style-name="standard">
      <style:graphic-properties draw:stroke="none" draw:fill="none" draw:textarea-vertical-align="middle" fo:min-height="2.002cm" fo:min-width="2.54cm" fo:padding-top="0.071cm" fo:padding-bottom="0.071cm" fo:padding-left="0.071cm" fo:padding-right="0.071cm"/>
    </style:style>
    <style:style style:name="gr41" style:family="graphic" style:parent-style-name="standard">
      <style:graphic-properties draw:stroke="none" draw:fill="none" draw:textarea-vertical-align="middle" fo:min-height="2.107cm" fo:min-width="2.54cm" fo:padding-top="0.071cm" fo:padding-bottom="0.071cm" fo:padding-left="0.071cm" fo:padding-right="0.071cm"/>
    </style:style>
    <style:style style:name="gr42" style:family="graphic" style:parent-style-name="standard">
      <style:graphic-properties draw:stroke="none" draw:fill="none" draw:textarea-vertical-align="middle" fo:min-height="2.083cm" fo:min-width="2.54cm" fo:padding-top="0.071cm" fo:padding-bottom="0.071cm" fo:padding-left="0.071cm" fo:padding-right="0.071cm"/>
    </style:style>
    <style:style style:name="gr43" style:family="graphic" style:parent-style-name="standard">
      <style:graphic-properties draw:stroke="none" draw:fill="none" draw:textarea-vertical-align="middle" fo:min-height="2.004cm" fo:min-width="2.54cm" fo:padding-top="0.071cm" fo:padding-bottom="0.071cm" fo:padding-left="0.071cm" fo:padding-right="0.071cm"/>
    </style:style>
    <style:style style:name="gr44" style:family="graphic" style:parent-style-name="standard">
      <style:graphic-properties draw:stroke="none" draw:fill="none" draw:textarea-vertical-align="middle" fo:min-height="1.051cm" fo:min-width="2.54cm" fo:padding-top="0.141cm" fo:padding-bottom="0.141cm" fo:padding-left="0.141cm" fo:padding-right="0.141cm"/>
    </style:style>
    <style:style style:name="gr45" style:family="graphic" style:parent-style-name="standard">
      <style:graphic-properties draw:stroke="none" draw:fill="none" draw:textarea-vertical-align="middle" fo:min-height="4.151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fed77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7fd13b"/>
      <style:text-properties fo:font-size="13pt"/>
    </style:style>
    <style:style style:name="P6" style:family="paragraph">
      <loext:graphic-properties draw:fill="none"/>
      <style:text-properties fo:font-size="13pt"/>
    </style:style>
    <style:style style:name="P7" style:family="paragraph"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9" style:family="paragraph">
      <loext:graphic-properties draw:fill="solid" draw:fill-color="#7fd13b"/>
    </style:style>
    <style:style style:name="P10" style:family="paragraph">
      <loext:graphic-properties draw:fill="solid" draw:fill-color="#000000" draw:opacity="0%"/>
    </style:style>
    <style:style style:name="P11" style:family="paragraph">
      <loext:graphic-properties draw:fill="gradient" draw:fill-gradient-name="Gradient_5f_0"/>
    </style:style>
    <style:style style:name="P12" style:family="paragraph">
      <loext:graphic-properties draw:fill="gradient" draw:fill-gradient-name="Gradient_5f_1"/>
    </style:style>
    <style:style style:name="P13" style:family="paragraph">
      <style:paragraph-properties fo:margin-left="0cm" fo:margin-right="0cm" fo:margin-top="0cm" fo:margin-bottom="0cm" fo:line-height="120%" fo:text-align="center" fo:text-indent="0cm"/>
      <style:text-properties fo:font-size="13pt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/>
    </style:style>
    <style:style style:name="P15" style:family="paragraph">
      <loext:graphic-properties draw:fill="gradient" draw:fill-gradient-name="Gradient_5f_2"/>
    </style:style>
    <style:style style:name="P16" style:family="paragraph">
      <loext:graphic-properties draw:fill="gradient" draw:fill-gradient-name="Gradient_5f_3"/>
    </style:style>
    <style:style style:name="P17" style:family="paragraph">
      <loext:graphic-properties draw:fill="solid" draw:fill-color="#c0eb81"/>
    </style:style>
    <style:style style:name="P18" style:family="paragraph">
      <loext:graphic-properties draw:fill="gradient" draw:fill-gradient-name="Gradient_5f_4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cdee97"/>
    </style:style>
    <style:style style:name="P21" style:family="paragraph">
      <loext:graphic-properties draw:fill="solid" draw:fill-color="#ffffff"/>
    </style:style>
    <style:style style:name="T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2" style:family="text">
      <style:text-properties fo:color="#000000" style:font-name="Arial1" fo:font-size="13pt" style:font-name-asian="Arial1" style:font-size-asian="13pt" style:font-name-complex="Arial1" style:font-size-complex="13pt"/>
    </style:style>
    <style:style style:name="T3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4" style:family="text">
      <style:text-properties fo:color="#000000" style:font-name="Arial1" style:font-name-asian="Arial1" style:font-size-asian="8pt" style:font-name-complex="Arial1" style:font-size-complex="8pt"/>
    </style:style>
    <style:style style:name="T5" style:family="text">
      <style:text-properties fo:color="#000000" style:font-name="Arial1" style:font-name-asian="Arial1" style:font-size-asian="12pt" style:font-name-complex="Arial1" style:font-size-complex="12pt"/>
    </style:style>
    <style:style style:name="T6" style:family="text">
      <style:text-properties fo:color="#000000" style:font-name="Book Antiqua1" style:font-name-asian="Book Antiqua1" style:font-size-asian="8pt" style:font-name-complex="Book Antiqua1" style:font-size-complex="8pt"/>
    </style:style>
    <style:style style:name="T7" style:family="text">
      <style:text-properties fo:color="#000000" style:font-name="Arial1" fo:font-size="10pt" style:font-name-asian="Arial1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g>
            <draw:path draw:style-name="gr1" draw:text-style-name="P1" draw:layer="layout" svg:width="2.5cm" svg:height="1.378cm" svg:x="0.25cm" svg:y="4.478cm" svg:viewBox="0 0 2501 1379" svg:d="M500 1379h1502c92 0 170-29 250-93 79-63 137-141 183-252 46-110 66-217 66-345 0-127-20-234-66-345-46-110-104-188-183-252-80-63-158-92-250-92h-1502c-92 0-170 29-250 92-79 64-137 142-183 252-46 111-67 218-67 346 0 127 21 234 67 344 46 111 104 189 183 252 80 64 158 93 250 93z">
              <text:p/>
            </draw:path>
            <draw:path draw:style-name="gr2" draw:text-style-name="P2" draw:layer="layout" svg:width="2.5cm" svg:height="1.378cm" svg:x="0.25cm" svg:y="4.478cm" svg:viewBox="0 0 2501 1379" svg:d="M500 1379h1502c92 0 170-29 250-93 79-63 137-141 183-252 46-110 66-217 66-345 0-127-20-234-66-345-46-110-104-188-183-252-80-63-158-92-250-92h-1502c-92 0-170 29-250 92-79 64-137 142-183 252-46 111-67 218-67 346 0 127 21 234 67 344 46 111 104 189 183 252 80 64 158 93 250 93z">
              <text:p/>
            </draw:path>
          </draw:g>
          <draw:frame draw:style-name="gr3" draw:text-style-name="P4" draw:layer="layout" svg:width="2.5cm" svg:height="1.378cm" svg:x="0.25cm" svg:y="4.478cm">
            <draw:text-box>
              <text:p text:style-name="P3"><text:span text:style-name="T1">Начало цикла</text:span></text:p>
            </draw:text-box>
          </draw:frame>
        </draw:g>
        <draw:g xml:id="id10" draw:id="id10">
          <draw:g>
            <draw:polygon draw:style-name="gr4" draw:text-style-name="P5" draw:layer="layout" svg:width="2.5cm" svg:height="2.7cm" svg:x="3.25cm" svg:y="3.5cm" svg:viewBox="0 0 2501 2701" draw:points="0,2701 2501,2701 2501,0 0,0">
              <text:p/>
            </draw:polygon>
            <draw:polygon draw:style-name="gr5" draw:text-style-name="P6" draw:layer="layout" svg:width="2.5cm" svg:height="2.7cm" svg:x="3.25cm" svg:y="3.5cm" svg:viewBox="0 0 2501 2701" draw:points="0,2701 2501,2701 2501,0 0,0">
              <text:p/>
            </draw:polygon>
          </draw:g>
          <draw:frame draw:style-name="gr6" draw:text-style-name="P8" draw:layer="layout" svg:width="2.5cm" svg:height="2.7cm" svg:x="3.25cm" svg:y="3.5cm">
            <draw:text-box>
              <text:p text:style-name="P7"><text:span text:style-name="T2">Данные о грузах</text:span></text:p>
            </draw:text-box>
          </draw:frame>
        </draw:g>
        <draw:g xml:id="id1" draw:id="id1">
          <draw:g>
            <draw:polygon draw:style-name="gr4" draw:text-style-name="P9" draw:layer="layout" svg:width="5.099cm" svg:height="2.899cm" svg:x="7cm" svg:y="3.4cm" svg:viewBox="0 0 5100 2900" draw:points="0,2900 5100,2900 5100,0 0,0">
              <text:p/>
            </draw:polygon>
            <draw:polygon draw:style-name="gr5" draw:text-style-name="P2" draw:layer="layout" svg:width="5.099cm" svg:height="2.899cm" svg:x="7cm" svg:y="3.4cm" svg:viewBox="0 0 5100 2900" draw:points="0,2900 5100,2900 5100,0 0,0">
              <text:p/>
            </draw:polygon>
          </draw:g>
          <draw:frame draw:style-name="gr7" draw:text-style-name="P4" draw:layer="layout" svg:width="5.099cm" svg:height="2.899cm" svg:x="7cm" svg:y="3.4cm">
            <draw:text-box>
              <text:p text:style-name="P3"><text:span text:style-name="T3">Формирование отправок по направлениям и оптимизация маршрутов</text:span><text:span text:style-name="T1"><text:line-break/></text:span><text:span text:style-name="T1"/></text:p>
            </draw:text-box>
          </draw:frame>
        </draw:g>
        <draw:g xml:id="id5" draw:id="id5">
          <draw:g>
            <draw:polygon draw:style-name="gr4" draw:text-style-name="P9" draw:layer="layout" svg:width="3.299cm" svg:height="3.1cm" svg:x="18.6cm" svg:y="3.3cm" svg:viewBox="0 0 3300 3101" draw:points="0,3101 3300,3101 3300,0 0,0">
              <text:p/>
            </draw:polygon>
            <draw:polygon draw:style-name="gr5" draw:text-style-name="P2" draw:layer="layout" svg:width="3.299cm" svg:height="3.1cm" svg:x="18.6cm" svg:y="3.3cm" svg:viewBox="0 0 3300 3101" draw:points="0,3101 3300,3101 3300,0 0,0">
              <text:p/>
            </draw:polygon>
          </draw:g>
          <draw:frame draw:style-name="gr8" draw:text-style-name="P4" draw:layer="layout" svg:width="3.299cm" svg:height="3.099cm" svg:x="18.6cm" svg:y="3.3cm">
            <draw:text-box>
              <text:p text:style-name="P3"><text:span text:style-name="T3">Управление перевозкой</text:span><text:span text:style-name="T1"><text:line-break/></text:span><text:span text:style-name="T1"/></text:p>
            </draw:text-box>
          </draw:frame>
        </draw:g>
        <draw:g>
          <draw:g>
            <draw:path draw:style-name="gr1" draw:text-style-name="P1" draw:layer="layout" svg:width="2.478cm" svg:height="1.378cm" svg:x="27cm" svg:y="4.134cm" svg:viewBox="0 0 2479 1379" svg:d="M478 1379h1502c92 0 170-29 250-93 79-63 137-141 183-252 46-110 66-217 66-345 0-127-20-234-66-345-46-110-104-188-183-252-80-63-158-92-250-92h-1502c-84 6-154 33-227 92-80 64-138 142-184 252-46 111-67 218-67 346 0 127 21 234 67 344 46 111 104 189 184 252 73 60 143 87 227 93z">
              <text:p/>
            </draw:path>
            <draw:path draw:style-name="gr5" draw:text-style-name="P2" draw:layer="layout" svg:width="2.478cm" svg:height="1.378cm" svg:x="27cm" svg:y="4.134cm" svg:viewBox="0 0 2479 1379" svg:d="M478 1379h1502c92 0 170-29 250-93 79-63 137-141 183-252 46-110 66-217 66-345 0-127-20-234-66-345-46-110-104-188-183-252-80-63-158-92-250-92h-1502c-84 6-154 33-227 92-80 64-138 142-184 252-46 111-67 218-67 346 0 127 21 234 67 344 46 111 104 189 184 252 73 60 143 87 227 93z">
              <text:p/>
            </draw:path>
          </draw:g>
          <draw:frame draw:style-name="gr9" draw:text-style-name="P4" draw:layer="layout" svg:width="2.5cm" svg:height="1.377cm" svg:x="27cm" svg:y="4.134cm">
            <draw:text-box>
              <text:p text:style-name="P3"><text:span text:style-name="T1">Конец цикла</text:span></text:p>
            </draw:text-box>
          </draw:frame>
        </draw:g>
        <draw:polygon draw:style-name="gr10" draw:text-style-name="P2" draw:layer="layout" svg:width="0cm" svg:height="0cm" svg:x="7cm" svg:y="4.801cm" svg:viewBox="0 0 0 0" draw:points="0,0">
          <text:p/>
        </draw:polygon>
        <draw:line draw:style-name="gr10" draw:text-style-name="P2" draw:layer="layout" svg:x1="5.75cm" svg:y1="4.767cm" svg:x2="7cm" svg:y2="4.8cm">
          <text:p/>
        </draw:line>
        <draw:line draw:style-name="gr10" draw:text-style-name="P2" draw:layer="layout" svg:x1="2.75cm" svg:y1="5.167cm" svg:x2="3.25cm" svg:y2="5.167cm">
          <text:p/>
        </draw:line>
        <draw:line draw:style-name="gr10" draw:text-style-name="P2" draw:layer="layout" svg:x1="21.9cm" svg:y1="4.8cm" svg:x2="23cm" svg:y2="4.823cm">
          <text:p/>
        </draw:line>
        <draw:polygon draw:style-name="gr10" draw:text-style-name="P2" draw:layer="layout" svg:width="0cm" svg:height="0cm" svg:x="14.1cm" svg:y="15.648cm" svg:viewBox="0 0 0 0" draw:points="0,0">
          <text:p/>
        </draw:polygon>
        <draw:g xml:id="id3" draw:id="id3">
          <draw:g>
            <draw:polygon draw:style-name="gr4" draw:text-style-name="P9" draw:layer="layout" svg:width="3.899cm" svg:height="3cm" svg:x="13.4cm" svg:y="3.4cm" svg:viewBox="0 0 3900 3001" draw:points="0,3001 3900,3001 3900,0 0,0">
              <text:p/>
            </draw:polygon>
            <draw:polygon draw:style-name="gr5" draw:text-style-name="P2" draw:layer="layout" svg:width="3.899cm" svg:height="3cm" svg:x="13.4cm" svg:y="3.4cm" svg:viewBox="0 0 3900 3001" draw:points="0,3001 3900,3001 3900,0 0,0">
              <text:p/>
            </draw:polygon>
          </draw:g>
          <draw:frame draw:style-name="gr11" draw:text-style-name="P8" draw:layer="layout" svg:width="3.899cm" svg:height="2.999cm" svg:x="13.4cm" svg:y="3.4cm">
            <draw:text-box>
              <text:p text:style-name="P7"><text:span text:style-name="T2">Согласование заказа с перевозчиком</text:span></text:p>
            </draw:text-box>
          </draw:frame>
        </draw:g>
        <draw:polyline draw:style-name="gr10" draw:text-style-name="P2" draw:layer="layout" svg:width="2.099cm" svg:height="0.014cm" svg:x="11.4cm" svg:y="4.685cm" svg:viewBox="0 0 2100 15" draw:points="0,15 449,15 449,0 2100,0">
          <text:p/>
        </draw:polyline>
        <draw:polyline draw:style-name="gr10" draw:text-style-name="P2" draw:layer="layout" svg:width="1.299cm" svg:height="0.004cm" draw:transform="rotate (-3.14159265358979) translate (18.7cm 4.79999300091156cm)" svg:viewBox="0 0 1300 5" draw:points="1300,0 866,0 866,5 0,5">
          <text:p/>
        </draw:polyline>
        <draw:polygon draw:style-name="gr10" draw:text-style-name="P2" draw:layer="layout" svg:width="0cm" svg:height="0cm" svg:x="22.75cm" svg:y="10.332cm" svg:viewBox="0 0 0 0" draw:points="0,0">
          <text:p/>
        </draw:polygon>
        <draw:path draw:style-name="gr12" draw:text-style-name="P10" draw:layer="layout" svg:width="1.179cm" svg:height="1.696cm" svg:x="2.751cm" svg:y="12.886cm" svg:viewBox="0 0 1180 1697" svg:d="M1180 1680v-833c0-4 0-7 0-11 0-23-3-41-11-61-8-19-17-31-30-42l-432-353c-3 0-5-1-7-4-6-4-10-10-14-18-3-8-4-15-4-25 0 0 0-1 0-2 2-10 2-18 2-28 0-21-3-39-10-56-8-17-17-29-29-40l-249-197c-1-2-3-4-5-6-4-3-9-4-14-4s-9 1-14 4c-4 4-7 8-10 15-3 6-4 11-4 20 0 2 1 6 1 9l-1 521-294-238c-3-6-6-10-10-14-5-3-10-6-15-6-6 0-11 3-15 6-5 4-9 9-11 15-3 7-4 14-4 21 0 8 1 15 4 20 2 7 6 13 11 15 4 5 9 6 15 6l301 649 832 654z">
          <text:p/>
        </draw:path>
        <draw:g>
          <draw:path draw:style-name="gr13" draw:text-style-name="P11" draw:layer="layout" svg:width="0.83cm" svg:height="1.699cm" svg:x="3.123cm" svg:y="12.91cm" svg:viewBox="0 0 831 1700" svg:d="M831 1683v-833c0-4 0-8 0-13 0-22-3-41-11-60-8-18-17-30-29-42l-433-352c-3 0-5-1-8-4-5-4-9-10-13-18-3-8-5-17-5-25 0-1 0-1 0-3 2-9 3-18 3-29 0-20-3-37-10-55-8-16-16-29-29-40l-248-197c-2-2-4-5-6-6-5-5-9-6-14-6-6 0-10 1-14 6-5 2-8 8-11 13-2 7-3 13-3 20 0 4 0 8 1 12v968l813 681z">
            <text:p/>
          </draw:path>
          <draw:path draw:style-name="gr14" draw:text-style-name="P2" draw:layer="layout" svg:width="0.83cm" svg:height="1.699cm" svg:x="3.123cm" svg:y="12.91cm" svg:viewBox="0 0 831 1700" svg:d="M831 1683v-833c0-4 0-8 0-13 0-22-3-41-11-60-8-18-17-30-29-42l-433-352c-3 0-5-1-8-4-5-4-9-10-13-18-3-8-5-17-5-25 0-1 0-1 0-3 2-9 3-18 3-29 0-20-3-37-10-55-8-16-16-29-29-40l-248-197c-2-2-4-5-6-6-5-5-9-6-14-6-6 0-10 1-14 6-5 2-8 8-11 13-2 7-3 13-3 20 0 4 0 8 1 12v968l813 681z">
            <text:p/>
          </draw:path>
        </draw:g>
        <draw:g>
          <draw:path draw:style-name="gr15" draw:text-style-name="P12" draw:layer="layout" svg:width="1.162cm" svg:height="1.385cm" svg:x="2.773cm" svg:y="13.223cm" svg:viewBox="0 0 1163 1386" svg:d="M1163 1386l-305-655c-25-57-54-100-93-140l-710-572c-3-5-6-9-10-13-5-5-10-6-15-6-6 0-11 1-15 6-5 4-9 8-11 15-3 7-4 13-4 20 0 9 1 14 4 21 2 7 6 11 11 15 4 4 9 6 15 6l301 650z">
            <text:p/>
          </draw:path>
          <draw:path draw:style-name="gr16" draw:text-style-name="P2" draw:layer="layout" svg:width="1.162cm" svg:height="1.385cm" svg:x="2.773cm" svg:y="13.223cm" svg:viewBox="0 0 1163 1386" svg:d="M1163 1386l-305-655c-25-57-54-100-93-140l-710-572c-3-5-6-9-10-13-5-5-10-6-15-6-6 0-11 1-15 6-5 4-9 8-11 15-3 7-4 13-4 20 0 9 1 14 4 21 2 7 6 11 11 15 4 4 9 6 15 6l301 650z">
            <text:p/>
          </draw:path>
        </draw:g>
        <draw:path draw:style-name="gr17" draw:text-style-name="P2" draw:layer="layout" svg:width="1.092cm" svg:height="1.305cm" svg:x="2.805cm" svg:y="13.256cm" svg:viewBox="0 0 1093 1306" svg:d="M1093 1306l-281-595c-25-58-53-101-93-139l-719-572">
          <text:p/>
        </draw:path>
        <draw:path draw:style-name="gr18" draw:text-style-name="P2" xml:id="id9" draw:id="id9" draw:layer="layout" svg:width="1.181cm" svg:height="1.7cm" svg:x="2.772cm" svg:y="12.91cm" svg:viewBox="0 0 1182 1701" svg:d="M1182 1684v-833c0-4 0-7 0-11 0-23-3-41-11-60-8-20-17-32-30-43l-433-353c-2 0-4-1-6-4-7-4-11-11-15-19-3-8-5-17-5-26 3-11 4-21 4-32 0-19-3-36-10-52-7-17-16-29-28-38 0-1-1-1-2-2l-248-197c-2-3-5-6-7-8-5-3-9-6-14-6-6 0-10 3-14 6-5 4-8 8-11 13-2 7-3 13-3 20 0 5 0 11 2 15v519l-296-238c-3-6-6-10-10-14-5-3-10-6-15-6-6 0-11 3-15 6-5 4-9 10-11 15-3 7-4 14-4 21 0 8 1 15 4 20 2 7 6 13 11 16 4 4 9 5 15 5l303 650 831 653z">
          <text:p/>
        </draw:path>
        <draw:frame draw:style-name="gr19" draw:text-style-name="P14" draw:layer="layout" svg:width="5.5cm" svg:height="11.7cm" svg:x="0.1cm" svg:y="10.9cm">
          <draw:text-box>
            <text:p text:style-name="P13"><text:span text:style-name="T4">Поступление заявок в сторонних системах </text:span><text:span text:style-name="T4"><text:line-break/></text:span><text:span text:style-name="T4"> (1С,SAP, и др.) или ввод вручную</text:span></text:p>
            <text:p text:style-name="P13"><text:span text:style-name="T5"/></text:p>
          </draw:text-box>
        </draw:frame>
        <draw:path draw:style-name="gr12" draw:text-style-name="P10" draw:layer="layout" svg:width="1.195cm" svg:height="1.725cm" svg:x="6.754cm" svg:y="12.873cm" svg:viewBox="0 0 1196 1726" svg:d="M1196 1709v-845c0-5 0-9 0-13 0-22-3-41-12-60-7-18-16-32-29-43l-438-358c-3 0-6-2-8-4-6-4-10-10-14-18-3-9-4-17-4-25 0-1 0-1 0-3 2-9 2-18 2-29 0-20-3-38-10-55-8-18-17-30-29-41l-253-201c-2-3-4-6-7-8-4-3-9-6-14-6s-9 3-14 6c-4 4-7 8-10 13-3 7-4 13-4 20 0 5 1 11 2 15v527l-299-242c-3-4-6-8-10-13-4-2-9-5-15-5-5 0-10 3-15 5-4 5-8 10-11 16-2 6-4 13-4 20 0 8 2 15 4 21 3 7 7 12 11 15 5 4 9 6 14 6l306 659 844 663z">
          <text:p/>
        </draw:path>
        <draw:g>
          <draw:path draw:style-name="gr13" draw:text-style-name="P11" draw:layer="layout" svg:width="0.845cm" svg:height="1.725cm" svg:x="7.132cm" svg:y="12.898cm" svg:viewBox="0 0 846 1726" svg:d="M846 1709v-845c0-5 0-7 0-11 0-24-3-43-12-62-7-18-17-32-30-43l-439-358c-3 0-6-2-8-4-6-4-10-10-13-18-4-9-5-17-5-25 0-1 0-1 0-3 2-9 3-18 3-29 0-20-4-38-11-55-8-18-17-30-29-41l-253-201c-2-3-4-6-7-8-4-3-9-6-14-6s-10 3-14 6c-5 4-8 8-10 13-3 7-4 13-4 20 0 5 1 11 2 15v982l826 690z">
            <text:p/>
          </draw:path>
          <draw:path draw:style-name="gr14" draw:text-style-name="P2" draw:layer="layout" svg:width="0.845cm" svg:height="1.725cm" svg:x="7.132cm" svg:y="12.898cm" svg:viewBox="0 0 846 1726" svg:d="M846 1709v-845c0-5 0-7 0-11 0-24-3-43-12-62-7-18-17-32-30-43l-439-358c-3 0-6-2-8-4-6-4-10-10-13-18-4-9-5-17-5-25 0-1 0-1 0-3 2-9 3-18 3-29 0-20-4-38-11-55-8-18-17-30-29-41l-253-201c-2-3-4-6-7-8-4-3-9-6-14-6s-10 3-14 6c-5 4-8 8-10 13-3 7-4 13-4 20 0 5 1 11 2 15v982l826 690z">
            <text:p/>
          </draw:path>
        </draw:g>
        <draw:g>
          <draw:path draw:style-name="gr15" draw:text-style-name="P12" draw:layer="layout" svg:width="1.178cm" svg:height="1.404cm" svg:x="6.777cm" svg:y="13.215cm" svg:viewBox="0 0 1179 1405" svg:d="M1179 1405l-309-664c-26-59-55-102-95-142l-720-581c-3-6-6-10-10-12-4-5-9-6-15-6-5 0-10 1-15 6-4 4-8 8-11 15-2 7-4 13-4 20 0 9 2 14 4 21 3 7 7 11 11 15 5 4 9 6 14 6l306 659z">
            <text:p/>
          </draw:path>
          <draw:path draw:style-name="gr16" draw:text-style-name="P2" draw:layer="layout" svg:width="1.178cm" svg:height="1.404cm" svg:x="6.777cm" svg:y="13.215cm" svg:viewBox="0 0 1179 1405" svg:d="M1179 1405l-309-664c-26-59-55-102-95-142l-720-581c-3-6-6-10-10-12-4-5-9-6-15-6-5 0-10 1-15 6-4 4-8 8-11 15-2 7-4 13-4 20 0 9 2 14 4 21 3 7 7 11 11 15 5 4 9 6 14 6l306 659z">
            <text:p/>
          </draw:path>
        </draw:g>
        <draw:path draw:style-name="gr17" draw:text-style-name="P2" draw:layer="layout" svg:width="1.108cm" svg:height="1.324cm" svg:x="6.809cm" svg:y="13.249cm" svg:viewBox="0 0 1109 1325" svg:d="M1109 1325l-285-603c-25-58-54-102-94-142l-730-580">
          <text:p/>
        </draw:path>
        <draw:path draw:style-name="gr18" draw:text-style-name="P2" xml:id="id11" draw:id="id11" draw:layer="layout" svg:width="1.197cm" svg:height="1.73cm" svg:x="6.776cm" svg:y="12.898cm" svg:viewBox="0 0 1198 1731" svg:d="M1197 1715v-845c0-4 1-8 1-13 0-22-4-42-12-61-8-18-17-32-30-43l-439-358c-3 0-4-1-6-2-7-6-11-13-15-21s-5-17-5-26c2-11 3-21 3-32 0-19-3-36-10-52-7-18-16-31-28-40-1 0-2 0-2-2l-252-201c-2-5-5-9-10-13-4-3-9-6-14-6s-9 3-14 6c-4 4-7 8-10 13-3 7-4 13-4 21 0 7 1 12 4 19v528l-299-243c-3-4-6-8-10-12-4-3-9-6-15-6-5 0-10 3-15 6-4 4-8 10-11 15-2 7-4 14-4 21 0 8 2 15 4 20 3 7 7 13 11 16 5 4 10 5 15 5l306 660 843 662z">
          <text:p/>
        </draw:path>
        <draw:frame draw:style-name="gr20" draw:text-style-name="P14" draw:layer="layout" svg:width="4.1cm" svg:height="3.735cm" svg:x="5.5cm" svg:y="14.865cm">
          <draw:text-box>
            <text:p text:style-name="P13"><text:span text:style-name="T4">Информация</text:span><text:span text:style-name="T4"><text:line-break/></text:span><text:span text:style-name="T4"> о плановом объеме </text:span><text:span text:style-name="T4"><text:line-break/></text:span><text:span text:style-name="T4">и <text:s/>расписаниях</text:span><text:span text:style-name="T4"><text:line-break/></text:span><text:span text:style-name="T4"/></text:p>
          </draw:text-box>
        </draw:frame>
        <draw:path draw:style-name="gr12" draw:text-style-name="P10" draw:layer="layout" svg:width="1.398cm" svg:height="1.531cm" svg:x="15.402cm" svg:y="12.744cm" svg:viewBox="0 0 1399 1532" svg:d="M0 843l131 103 483 379 785-625-176-141 41-182-472-377-786 625 132 106zM6 1047l608 485 785-626-126-102-659 521-483-379z">
          <text:p/>
        </draw:path>
        <draw:g>
          <draw:path draw:style-name="gr21" draw:text-style-name="P15" draw:layer="layout" svg:width="1.398cm" svg:height="1.317cm" svg:x="15.402cm" svg:y="12.957cm" svg:viewBox="0 0 1399 1318" svg:d="M6 833l125-102 483 382 659-522 126 102-785 625zM0 628l792-628 607 488-785 625z">
            <text:p/>
          </draw:path>
          <draw:path draw:style-name="gr22" draw:text-style-name="P2" draw:layer="layout" svg:width="1.398cm" svg:height="1.317cm" svg:x="15.402cm" svg:y="12.957cm" svg:viewBox="0 0 1399 1318" svg:d="M6 833l125-102 483 382 659-522 126 102-785 625zM0 628l792-628 607 488-785 625z">
            <text:p/>
          </draw:path>
        </draw:g>
        <draw:g>
          <draw:polygon draw:style-name="gr23" draw:text-style-name="P16" draw:layer="layout" svg:width="1.257cm" svg:height="1.11cm" svg:x="15.408cm" svg:y="12.744cm" svg:viewBox="0 0 1258 1111" draw:points="1258,377 786,0 0,627 608,1111 1199,642">
            <text:p/>
          </draw:polygon>
          <draw:polygon draw:style-name="gr22" draw:text-style-name="P2" draw:layer="layout" svg:width="1.257cm" svg:height="1.11cm" svg:x="15.408cm" svg:y="12.744cm" svg:viewBox="0 0 1258 1111" draw:points="1258,377 786,0 0,627 608,1111 1199,642">
            <text:p/>
          </draw:polygon>
        </draw:g>
        <draw:polygon draw:style-name="gr24" draw:text-style-name="P17" draw:layer="layout" svg:width="0.157cm" svg:height="0.131cm" svg:x="16.444cm" svg:y="13.271cm" svg:viewBox="0 0 158 132" draw:points="25,0 158,112 130,132 0,26">
          <text:p/>
        </draw:polygon>
        <draw:g>
          <draw:polygon draw:style-name="gr25" draw:text-style-name="P18" draw:layer="layout" svg:width="0.196cm" svg:height="0.265cm" svg:x="16.469cm" svg:y="13.121cm" svg:viewBox="0 0 197 266" draw:points="137,266 0,150 197,0">
            <text:p/>
          </draw:polygon>
          <draw:polygon draw:style-name="gr22" draw:text-style-name="P2" draw:layer="layout" svg:width="0.196cm" svg:height="0.265cm" svg:x="16.469cm" svg:y="13.121cm" svg:viewBox="0 0 197 266" draw:points="137,266 0,150 197,0">
            <text:p/>
          </draw:polygon>
        </draw:g>
        <draw:path draw:style-name="gr26" draw:text-style-name="P2" draw:layer="layout" svg:width="0.76cm" svg:height="0.693cm" svg:x="15.649cm" svg:y="12.946cm" svg:viewBox="0 0 761 694" svg:d="M419 694l-419-335M531 612l-423-339M645 515l-421-336M761 423l-421-336M733 231l-291-231">
          <text:p/>
        </draw:path>
        <draw:polygon draw:style-name="gr18" draw:text-style-name="P2" xml:id="id4" draw:id="id4" draw:layer="layout" svg:width="1.398cm" svg:height="1.531cm" svg:x="15.402cm" svg:y="12.744cm" svg:viewBox="0 0 1399 1532" draw:points="1273,804 1399,700 1224,559 1264,377 792,0 6,625 135,731 0,843 131,946 6,1047 614,1532 1399,906">
          <text:p/>
        </draw:polygon>
        <draw:frame draw:style-name="gr27" draw:text-style-name="P14" draw:layer="layout" svg:width="3.597cm" svg:height="3.836cm" svg:x="14.4cm" svg:y="14.5cm">
          <draw:text-box>
            <text:p text:style-name="P13"><text:span text:style-name="T4">Документы перевозки</text:span><text:span text:style-name="T4"><text:line-break/></text:span><text:span text:style-name="T4">(транспортная накладная,</text:span><text:span text:style-name="T4"><text:line-break/></text:span><text:span text:style-name="T4"> маршрутный лист и др.)</text:span></text:p>
          </draw:text-box>
        </draw:frame>
        <draw:g xml:id="id7" draw:id="id7">
          <draw:g>
            <draw:polygon draw:style-name="gr4" draw:text-style-name="P9" draw:layer="layout" svg:width="2.5cm" svg:height="3.1cm" svg:x="23cm" svg:y="3.3cm" svg:viewBox="0 0 2501 3101" draw:points="0,3101 2501,3101 2501,0 0,0">
              <text:p/>
            </draw:polygon>
            <draw:polygon draw:style-name="gr5" draw:text-style-name="P2" draw:layer="layout" svg:width="2.5cm" svg:height="3.1cm" svg:x="23cm" svg:y="3.3cm" svg:viewBox="0 0 2501 3101" draw:points="0,3101 2501,3101 2501,0 0,0">
              <text:p/>
            </draw:polygon>
          </draw:g>
          <draw:frame draw:style-name="gr8" draw:text-style-name="P4" draw:layer="layout" svg:width="2.5cm" svg:height="3.099cm" svg:x="23cm" svg:y="3.3cm">
            <draw:text-box>
              <text:p text:style-name="P3"><text:span text:style-name="T1">Согласование и утверждение счетов</text:span></text:p>
            </draw:text-box>
          </draw:frame>
        </draw:g>
        <draw:line draw:style-name="gr10" draw:text-style-name="P2" draw:layer="layout" svg:x1="25.5cm" svg:y1="4.823cm" svg:x2="26.999cm" svg:y2="4.823cm">
          <text:p/>
        </draw:line>
        <draw:path draw:style-name="gr12" draw:text-style-name="P10" draw:layer="layout" svg:width="1.631cm" svg:height="1.785cm" svg:x="24.36cm" svg:y="12.7cm" svg:viewBox="0 0 1632 1786" svg:d="M0 983l152 120 564 444 916-730-205-166 48-212-551-439-917 730 154 124zM7 1222l709 564 916-728-147-119-769 608-563-444z">
          <text:p/>
        </draw:path>
        <draw:g>
          <draw:path draw:style-name="gr21" draw:text-style-name="P15" draw:layer="layout" svg:width="1.631cm" svg:height="1.536cm" svg:x="24.36cm" svg:y="12.95cm" svg:viewBox="0 0 1632 1537" svg:d="M7 971l146-118 563 443 769-609 147 121-916 729zM0 731l924-731 708 566-916 730z">
            <text:p/>
          </draw:path>
          <draw:path draw:style-name="gr22" draw:text-style-name="P2" draw:layer="layout" svg:width="1.631cm" svg:height="1.536cm" svg:x="24.36cm" svg:y="12.95cm" svg:viewBox="0 0 1632 1537" svg:d="M7 971l146-118 563 443 769-609 147 121-916 729zM0 731l924-731 708 566-916 730z">
            <text:p/>
          </draw:path>
        </draw:g>
        <draw:g>
          <draw:polygon draw:style-name="gr23" draw:text-style-name="P16" draw:layer="layout" svg:width="1.466cm" svg:height="1.296cm" svg:x="24.367cm" svg:y="12.7cm" svg:viewBox="0 0 1467 1297" draw:points="1467,441 917,0 0,731 708,1297 1397,749">
            <text:p/>
          </draw:polygon>
          <draw:polygon draw:style-name="gr22" draw:text-style-name="P2" draw:layer="layout" svg:width="1.466cm" svg:height="1.296cm" svg:x="24.367cm" svg:y="12.7cm" svg:viewBox="0 0 1467 1297" draw:points="1467,441 917,0 0,731 708,1297 1397,749">
            <text:p/>
          </draw:polygon>
        </draw:g>
        <draw:polygon draw:style-name="gr24" draw:text-style-name="P17" draw:layer="layout" svg:width="0.183cm" svg:height="0.152cm" svg:x="25.575cm" svg:y="13.315cm" svg:viewBox="0 0 184 153" draw:points="30,0 184,128 151,153 0,30">
          <text:p/>
        </draw:polygon>
        <draw:g>
          <draw:polygon draw:style-name="gr25" draw:text-style-name="P18" draw:layer="layout" svg:width="0.228cm" svg:height="0.308cm" svg:x="25.605cm" svg:y="13.14cm" svg:viewBox="0 0 229 309" draw:points="159,309 0,175 229,0">
            <text:p/>
          </draw:polygon>
          <draw:polygon draw:style-name="gr22" draw:text-style-name="P2" draw:layer="layout" svg:width="0.228cm" svg:height="0.308cm" svg:x="25.605cm" svg:y="13.14cm" svg:viewBox="0 0 229 309" draw:points="159,309 0,175 229,0">
            <text:p/>
          </draw:polygon>
        </draw:g>
        <draw:path draw:style-name="gr26" draw:text-style-name="P2" draw:layer="layout" svg:width="0.887cm" svg:height="0.81cm" svg:x="24.647cm" svg:y="12.935cm" svg:viewBox="0 0 888 811" svg:d="M489 811l-489-391M620 713l-494-393M753 602l-491-391M888 493l-492-392M855 271l-340-271">
          <text:p/>
        </draw:path>
        <draw:polygon draw:style-name="gr18" draw:text-style-name="P2" xml:id="id8" draw:id="id8" draw:layer="layout" svg:width="1.631cm" svg:height="1.785cm" svg:x="24.36cm" svg:y="12.7cm" svg:viewBox="0 0 1632 1786" draw:points="1485,939 1632,817 1427,651 1475,439 924,0 7,730 157,853 0,983 153,1103 7,1222 716,1786 1632,1058">
          <text:p/>
        </draw:polygon>
        <draw:frame draw:style-name="gr28" draw:text-style-name="P14" draw:layer="layout" svg:width="4.65cm" svg:height="8.053cm" svg:x="23.45cm" svg:y="12.1cm">
          <draw:text-box>
            <text:p text:style-name="P13"><text:span text:style-name="T6">Печать документов для взаиморасчетов со сторонними перевозчиками</text:span></text:p>
          </draw:text-box>
        </draw:frame>
        <draw:polygon draw:style-name="gr12" draw:text-style-name="P10" draw:layer="layout" svg:width="0.733cm" svg:height="2.131cm" svg:x="22.159cm" svg:y="16.217cm" svg:viewBox="0 0 734 2132" draw:points="734,978 543,428 0,0 1,1545 734,2132">
          <text:p/>
        </draw:polygon>
        <draw:path draw:style-name="gr12" draw:text-style-name="P10" draw:layer="layout" svg:width="1.535cm" svg:height="1.681cm" svg:x="10.632cm" svg:y="12.8cm" svg:viewBox="0 0 1536 1682" svg:d="M0 926l143 112 530 418 863-687-194-156 45-198-517-415-864 687 146 116zM6 1150l667 532 863-686-139-112-724 572-529-418z">
          <text:p/>
        </draw:path>
        <draw:g>
          <draw:path draw:style-name="gr21" draw:text-style-name="P15" draw:layer="layout" svg:width="1.535cm" svg:height="1.447cm" svg:x="10.632cm" svg:y="13.036cm" svg:viewBox="0 0 1536 1448" svg:d="M6 915l138-112 529 419 724-573 139 111-863 688zM0 690l870-690 666 534-863 688z">
            <text:p/>
          </draw:path>
          <draw:path draw:style-name="gr22" draw:text-style-name="P2" draw:layer="layout" svg:width="1.535cm" svg:height="1.447cm" svg:x="10.632cm" svg:y="13.036cm" svg:viewBox="0 0 1536 1448" svg:d="M6 915l138-112 529 419 724-573 139 111-863 688zM0 690l870-690 666 534-863 688z">
            <text:p/>
          </draw:path>
        </draw:g>
        <draw:g>
          <draw:polygon draw:style-name="gr23" draw:text-style-name="P16" draw:layer="layout" svg:width="1.38cm" svg:height="1.221cm" svg:x="10.639cm" svg:y="12.8cm" svg:viewBox="0 0 1381 1222" draw:points="1381,416 863,0 0,689 667,1222 1316,705">
            <text:p/>
          </draw:polygon>
          <draw:polygon draw:style-name="gr22" draw:text-style-name="P2" draw:layer="layout" svg:width="1.38cm" svg:height="1.221cm" svg:x="10.639cm" svg:y="12.8cm" svg:viewBox="0 0 1381 1222" draw:points="1381,416 863,0 0,689 667,1222 1316,705">
            <text:p/>
          </draw:polygon>
        </draw:g>
        <draw:polygon draw:style-name="gr24" draw:text-style-name="P17" draw:layer="layout" svg:width="0.172cm" svg:height="0.144cm" svg:x="11.776cm" svg:y="13.379cm" svg:viewBox="0 0 173 145" draw:points="28,0 173,121 142,145 0,29">
          <text:p/>
        </draw:polygon>
        <draw:g>
          <draw:polygon draw:style-name="gr25" draw:text-style-name="P18" draw:layer="layout" svg:width="0.215cm" svg:height="0.29cm" svg:x="11.805cm" svg:y="13.215cm" svg:viewBox="0 0 216 291" draw:points="150,291 0,165 216,0">
            <text:p/>
          </draw:polygon>
          <draw:polygon draw:style-name="gr22" draw:text-style-name="P2" draw:layer="layout" svg:width="0.215cm" svg:height="0.29cm" svg:x="11.805cm" svg:y="13.215cm" svg:viewBox="0 0 216 291" draw:points="150,291 0,165 216,0">
            <text:p/>
          </draw:polygon>
        </draw:g>
        <draw:path draw:style-name="gr26" draw:text-style-name="P2" draw:layer="layout" svg:width="0.835cm" svg:height="0.762cm" svg:x="10.903cm" svg:y="13.022cm" svg:viewBox="0 0 836 763" svg:d="M460 763l-460-368M584 672l-465-372M709 566l-462-368M836 464l-463-369M805 256l-320-256">
          <text:p/>
        </draw:path>
        <draw:polygon draw:style-name="gr18" draw:text-style-name="P2" xml:id="id2" draw:id="id2" draw:layer="layout" svg:width="1.535cm" svg:height="1.681cm" svg:x="10.632cm" svg:y="12.8cm" svg:viewBox="0 0 1536 1682" draw:points="1397,884 1536,769 1343,614 1387,415 870,0 6,687 148,803 0,926 144,1038 6,1150 673,1682 1536,996">
          <text:p/>
        </draw:polygon>
        <draw:frame draw:style-name="gr29" draw:text-style-name="P14" draw:layer="layout" svg:width="3.036cm" svg:height="3.836cm" svg:x="9.864cm" svg:y="14.764cm">
          <draw:text-box>
            <text:p text:style-name="P13"><text:span text:style-name="T4">Скорректированное расписание на основе фактических заказов</text:span></text:p>
          </draw:text-box>
        </draw:frame>
        <draw:path draw:style-name="gr12" draw:text-style-name="P10" draw:layer="layout" svg:width="1.398cm" svg:height="1.531cm" svg:x="20.578cm" svg:y="12.848cm" svg:viewBox="0 0 1399 1532" svg:d="M0 843l131 103 483 379 785-625-176-141 41-182-472-377-786 625 132 106zM6 1047l608 485 785-626-126-102-659 521-483-379z">
          <text:p/>
        </draw:path>
        <draw:g>
          <draw:path draw:style-name="gr21" draw:text-style-name="P15" draw:layer="layout" svg:width="1.398cm" svg:height="1.317cm" svg:x="20.578cm" svg:y="13.061cm" svg:viewBox="0 0 1399 1318" svg:d="M6 833l125-102 483 382 659-522 126 102-785 625zM0 628l792-628 607 488-785 625z">
            <text:p/>
          </draw:path>
          <draw:path draw:style-name="gr22" draw:text-style-name="P2" draw:layer="layout" svg:width="1.398cm" svg:height="1.317cm" svg:x="20.578cm" svg:y="13.061cm" svg:viewBox="0 0 1399 1318" svg:d="M6 833l125-102 483 382 659-522 126 102-785 625zM0 628l792-628 607 488-785 625z">
            <text:p/>
          </draw:path>
        </draw:g>
        <draw:g>
          <draw:polygon draw:style-name="gr23" draw:text-style-name="P16" draw:layer="layout" svg:width="1.257cm" svg:height="1.11cm" svg:x="20.584cm" svg:y="12.848cm" svg:viewBox="0 0 1258 1111" draw:points="1258,377 786,0 0,627 608,1111 1199,642">
            <text:p/>
          </draw:polygon>
          <draw:polygon draw:style-name="gr22" draw:text-style-name="P2" draw:layer="layout" svg:width="1.257cm" svg:height="1.11cm" svg:x="20.584cm" svg:y="12.848cm" svg:viewBox="0 0 1258 1111" draw:points="1258,377 786,0 0,627 608,1111 1199,642">
            <text:p/>
          </draw:polygon>
        </draw:g>
        <draw:polygon draw:style-name="gr24" draw:text-style-name="P17" draw:layer="layout" svg:width="0.157cm" svg:height="0.131cm" svg:x="21.62cm" svg:y="13.375cm" svg:viewBox="0 0 158 132" draw:points="25,0 158,112 130,132 0,26">
          <text:p/>
        </draw:polygon>
        <draw:g>
          <draw:polygon draw:style-name="gr25" draw:text-style-name="P18" draw:layer="layout" svg:width="0.196cm" svg:height="0.265cm" svg:x="21.645cm" svg:y="13.225cm" svg:viewBox="0 0 197 266" draw:points="137,266 0,150 197,0">
            <text:p/>
          </draw:polygon>
          <draw:polygon draw:style-name="gr22" draw:text-style-name="P2" draw:layer="layout" svg:width="0.196cm" svg:height="0.265cm" svg:x="21.645cm" svg:y="13.225cm" svg:viewBox="0 0 197 266" draw:points="137,266 0,150 197,0">
            <text:p/>
          </draw:polygon>
        </draw:g>
        <draw:path draw:style-name="gr26" draw:text-style-name="P2" draw:layer="layout" svg:width="0.76cm" svg:height="0.693cm" svg:x="20.825cm" svg:y="13.05cm" svg:viewBox="0 0 761 694" svg:d="M419 694l-419-335M531 612l-423-339M645 515l-421-336M761 423l-421-336M733 231l-291-231">
          <text:p/>
        </draw:path>
        <draw:polygon draw:style-name="gr18" draw:text-style-name="P2" xml:id="id6" draw:id="id6" draw:layer="layout" svg:width="1.398cm" svg:height="1.531cm" svg:x="20.578cm" svg:y="12.848cm" svg:viewBox="0 0 1399 1532" draw:points="1273,804 1399,700 1224,559 1264,377 792,0 6,625 135,731 0,843 131,946 6,1047 614,1532 1399,906">
          <text:p/>
        </draw:polygon>
        <draw:frame draw:style-name="gr30" draw:text-style-name="P14" draw:layer="layout" svg:width="4.2cm" svg:height="4.953cm" svg:x="19.2cm" svg:y="13.8cm">
          <draw:text-box>
            <text:p text:style-name="P13"><text:span text:style-name="T4">Уведомления о</text:span><text:span text:style-name="T4"><text:line-break/></text:span><text:span text:style-name="T4"> состоянии груза и статусе перевозки</text:span><text:span text:style-name="T4"><text:line-break/></text:span><text:span text:style-name="T4"/></text:p>
          </draw:text-box>
        </draw:frame>
        <draw:connector draw:style-name="gr31" draw:text-style-name="P19" draw:layer="layout" draw:line-skew="0.236cm" svg:x1="9.55cm" svg:y1="6.3cm" svg:x2="11.4cm" svg:y2="12.8cm" draw:start-shape="id1" draw:start-glue-point="2" draw:end-shape="id2" draw:end-glue-point="0" svg:d="M9550 6300v3482h1850v3018" svg:viewBox="0 0 1851 6501">
          <text:p/>
        </draw:connector>
        <draw:connector draw:style-name="gr31" draw:text-style-name="P19" draw:layer="layout" svg:x1="15.35cm" svg:y1="6.4cm" svg:x2="16.101cm" svg:y2="12.744cm" draw:start-shape="id3" draw:start-glue-point="2" draw:end-shape="id4" draw:end-glue-point="0" svg:d="M15350 6400v3168h751v3176" svg:viewBox="0 0 752 6345">
          <text:p/>
        </draw:connector>
        <draw:connector draw:style-name="gr31" draw:text-style-name="P19" draw:layer="layout" svg:x1="20.25cm" svg:y1="6.4cm" svg:x2="21.277cm" svg:y2="12.848cm" draw:start-shape="id5" draw:start-glue-point="2" draw:end-shape="id6" draw:end-glue-point="0" svg:d="M20250 6400v3220h1027v3228" svg:viewBox="0 0 1028 6449">
          <text:p/>
        </draw:connector>
        <draw:connector draw:style-name="gr31" draw:text-style-name="P19" draw:layer="layout" svg:x1="24.25cm" svg:y1="6.4cm" svg:x2="25.176cm" svg:y2="12.7cm" draw:start-shape="id7" draw:start-glue-point="2" draw:end-shape="id8" draw:end-glue-point="0" svg:d="M24250 6400v3146h926v3154" svg:viewBox="0 0 927 6301">
          <text:p/>
        </draw:connector>
        <draw:connector draw:style-name="gr31" draw:text-style-name="P19" draw:layer="layout" svg:x1="3.363cm" svg:y1="12.91cm" svg:x2="4.5cm" svg:y2="6.202cm" draw:start-shape="id9" draw:start-glue-point="0" draw:end-shape="id10" draw:end-glue-point="2" svg:d="M3363 12910v-3358h1137v-3350" svg:viewBox="0 0 1138 6709">
          <text:p/>
        </draw:connector>
        <draw:connector draw:style-name="gr31" draw:text-style-name="P19" draw:layer="layout" svg:x1="7.375cm" svg:y1="12.898cm" svg:x2="9.55cm" svg:y2="6.3cm" draw:start-shape="id11" draw:start-glue-point="0" draw:end-shape="id1" draw:end-glue-point="2" svg:d="M7375 12898v-3303h2175v-3295" svg:viewBox="0 0 2176 6599">
          <text:p/>
        </draw:connector>
      </draw:page>
      <draw:page draw:name="page2" draw:style-name="dp1" draw:master-page-name="PM1">
        <draw:g>
          <draw:g>
            <draw:polygon draw:style-name="gr4" draw:text-style-name="P9" draw:layer="layout" svg:width="8.361cm" svg:height="3.71cm" svg:x="10.063cm" svg:y="0.5cm" svg:viewBox="0 0 8362 3711" draw:points="0,3711 8362,3711 8362,0 0,0">
              <text:p/>
            </draw:polygon>
            <draw:polygon draw:style-name="gr5" draw:text-style-name="P2" draw:layer="layout" svg:width="8.361cm" svg:height="3.71cm" svg:x="10.063cm" svg:y="0.5cm" svg:viewBox="0 0 8362 3711" draw:points="0,3711 8362,3711 8362,0 0,0">
              <text:p/>
            </draw:polygon>
          </draw:g>
          <draw:frame draw:style-name="gr32" draw:text-style-name="P4" draw:layer="layout" svg:width="8.362cm" svg:height="3.71cm" svg:x="10.063cm" svg:y="0.5cm">
            <draw:text-box>
              <text:p text:style-name="P3"><text:span text:style-name="T3">Формирование заявок по направлениям и выбор маршрутов (расписание)</text:span><text:span text:style-name="T3"><text:line-break/></text:span><text:span text:style-name="T3"/></text:p>
            </draw:text-box>
          </draw:frame>
        </draw:g>
        <draw:path draw:style-name="gr12" draw:text-style-name="P10" draw:layer="layout" svg:width="2.32cm" svg:height="1.797cm" svg:x="13.065cm" svg:y="13.815cm" svg:viewBox="0 0 2321 1798" svg:d="M2319 1779v-879c0-3 2-7 2-12 0-24-8-43-23-64-16-19-34-33-59-45l-849-371c-7-1-10-2-15-5-12-5-21-10-27-18-7-9-9-16-9-26 0-2 0-2 0-3 4-10 5-20 5-31 0-21-6-39-21-58-14-18-32-31-56-42l-488-209c-3-4-8-7-15-10-8-4-18-6-28-6s-19 2-27 6-15 9-20 15-8 12-8 20c0 6 1 12 5 17v548l-579-251c-5-6-12-10-20-14-8-3-18-6-28-6-12 0-21 3-31 6-8 4-15 9-21 16-5 7-7 14-7 21 0 9 2 15 7 23 6 6 13 11 21 16 10 3 19 5 29 5l593 686 1636 690z">
          <text:p/>
        </draw:path>
        <draw:g>
          <draw:path draw:style-name="gr13" draw:text-style-name="P11" draw:layer="layout" svg:width="1.638cm" svg:height="1.793cm" svg:x="13.797cm" svg:y="13.841cm" svg:viewBox="0 0 1639 1794" svg:d="M1637 1776v-879c0-4 2-8 2-13 0-23-9-43-24-64-15-19-33-32-58-45l-851-371c-5-1-10-2-15-5-10-5-19-9-25-18-7-9-11-16-11-26 0-1 0-1 0-3 5-9 7-19 7-30 0-22-7-40-22-59-13-18-31-31-56-42l-489-209c-3-2-8-5-11-7-10-4-19-5-29-5s-18 1-28 5c-9 4-15 9-20 15s-7 13-7 21c0 5 2 8 3 13v1022l1601 718z">
            <text:p/>
          </draw:path>
          <draw:path draw:style-name="gr14" draw:text-style-name="P2" draw:layer="layout" svg:width="1.638cm" svg:height="1.793cm" svg:x="13.797cm" svg:y="13.841cm" svg:viewBox="0 0 1639 1794" svg:d="M1637 1776v-879c0-4 2-8 2-13 0-23-9-43-24-64-15-19-33-32-58-45l-851-371c-5-1-10-2-15-5-10-5-19-9-25-18-7-9-11-16-11-26 0-1 0-1 0-3 5-9 7-19 7-30 0-22-7-40-22-59-13-18-31-31-56-42l-489-209c-3-2-8-5-11-7-10-4-19-5-29-5s-18 1-28 5c-9 4-15 9-20 15s-7 13-7 21c0 5 2 8 3 13v1022l1601 718z">
            <text:p/>
          </draw:path>
        </draw:g>
        <draw:g>
          <draw:path draw:style-name="gr15" draw:text-style-name="P12" draw:layer="layout" svg:width="2.286cm" svg:height="1.462cm" svg:x="13.108cm" svg:y="14.17cm" svg:viewBox="0 0 2287 1463" svg:d="M2287 1463l-601-691c-49-61-104-107-183-149l-1396-603c-5-6-12-10-20-14-8-5-18-6-28-6-12 0-21 1-31 6-8 4-15 9-21 16-5 6-7 14-7 21 0 9 2 15 7 23 6 6 13 11 21 14 10 5 19 7 29 7l595 686z">
            <text:p/>
          </draw:path>
          <draw:path draw:style-name="gr16" draw:text-style-name="P2" draw:layer="layout" svg:width="2.286cm" svg:height="1.462cm" svg:x="13.108cm" svg:y="14.17cm" svg:viewBox="0 0 2287 1463" svg:d="M2287 1463l-601-691c-49-61-104-107-183-149l-1396-603c-5-6-12-10-20-14-8-5-18-6-28-6-12 0-21 1-31 6-8 4-15 9-21 16-5 6-7 14-7 21 0 9 2 15 7 23 6 6 13 11 21 14 10 5 19 7 29 7l595 686z">
            <text:p/>
          </draw:path>
        </draw:g>
        <draw:path draw:style-name="gr17" draw:text-style-name="P2" draw:layer="layout" svg:width="2.148cm" svg:height="1.378cm" svg:x="13.172cm" svg:y="14.205cm" svg:viewBox="0 0 2149 1379" svg:d="M2149 1379l-550-627c-51-62-106-106-184-149l-1415-603">
          <text:p/>
        </draw:path>
        <draw:path draw:style-name="gr18" draw:text-style-name="P2" draw:layer="layout" svg:width="2.322cm" svg:height="1.793cm" svg:x="13.108cm" svg:y="13.839cm" svg:viewBox="0 0 2323 1794" svg:d="M2321 1776v-879c0-4 2-8 2-13 0-23-9-43-24-64-15-19-33-32-58-45l-850-371c-5-1-8-2-11-3-14-5-22-13-29-21-7-9-10-18-10-28 5-11 7-21 7-33 0-21-7-38-20-56-14-17-30-29-55-39-2-1-2-1-4-3l-490-209c-3-2-6-5-11-7-9-4-19-5-29-5s-18 1-27 5c-8 4-15 9-20 15s-8 13-8 21c0 5 2 8 3 13v548l-580-251c-5-6-12-10-20-13-8-4-18-7-28-7-12 0-21 3-31 7-8 3-15 8-21 16-5 6-7 13-7 21s2 15 7 22c6 6 13 11 21 16 10 4 19 5 31 5l593 686 1635 690z">
          <text:p/>
        </draw:path>
        <draw:frame draw:style-name="gr33" draw:text-style-name="P4" draw:layer="layout" svg:width="6.557cm" svg:height="2.444cm" svg:x="10.965cm" svg:y="15.956cm">
          <draw:text-box>
            <text:p text:style-name="P3"><text:span text:style-name="T7">Общая информация</text:span><text:span text:style-name="T7"><text:line-break/></text:span><text:span text:style-name="T7"> о плановом объеме </text:span><text:span text:style-name="T7"><text:line-break/></text:span><text:span text:style-name="T7">и <text:s/>расписании</text:span></text:p>
          </draw:text-box>
        </draw:frame>
        <draw:polyline draw:style-name="gr10" draw:text-style-name="P2" draw:layer="layout" svg:width="0cm" svg:height="9.792cm" svg:x="14.244cm" svg:y="4.21cm" svg:viewBox="0 0 0 9793" draw:points="0,9793 0,1235 0,1235 0,0">
          <text:p/>
        </draw:polyline>
        <draw:polygon draw:style-name="gr12" draw:text-style-name="P10" draw:layer="layout" svg:width="1.4cm" svg:height="2.185cm" svg:x="16.888cm" svg:y="10.16cm" svg:viewBox="0 0 1401 2186" draw:points="1401,1002 1037,440 0,0 2,1585 1401,2186">
          <text:p/>
        </draw:polygon>
        <draw:polygon draw:style-name="gr25" draw:text-style-name="P18" draw:layer="layout" svg:width="1.4cm" svg:height="2.185cm" svg:x="16.888cm" svg:y="10.17cm" svg:viewBox="0 0 1401 2186" draw:points="0,0 1037,440 1401,1002 1401,2186 2,1585">
          <text:p/>
        </draw:polygon>
        <draw:path draw:style-name="gr26" draw:text-style-name="P2" draw:layer="layout" svg:width="0.977cm" svg:height="1.304cm" svg:x="17.092cm" svg:y="10.623cm" svg:viewBox="0 0 978 1305" svg:d="M674 288l-674-288M975 623l-973-415M972 852l-972-417M978 1083l-978-418M972 1305l-970-416">
          <text:p/>
        </draw:path>
        <draw:polygon draw:style-name="gr34" draw:text-style-name="P20" draw:layer="layout" svg:width="0.372cm" svg:height="0.632cm" svg:x="17.918cm" svg:y="10.612cm" svg:viewBox="0 0 373 633" draw:points="0,482 7,0 373,563 349,633">
          <text:p/>
        </draw:polygon>
        <draw:g>
          <draw:polygon draw:style-name="gr35" draw:text-style-name="P21" draw:layer="layout" svg:width="0.379cm" svg:height="0.569cm" svg:x="17.911cm" svg:y="10.612cm" svg:viewBox="0 0 380 570" draw:points="380,561 12,0 0,412 370,570">
            <text:p/>
          </draw:polygon>
          <draw:polygon draw:style-name="gr26" draw:text-style-name="P2" draw:layer="layout" svg:width="0.379cm" svg:height="0.569cm" svg:x="17.911cm" svg:y="10.612cm" svg:viewBox="0 0 380 570" draw:points="380,561 12,0 0,412 370,570">
            <text:p/>
          </draw:polygon>
        </draw:g>
        <draw:polygon draw:style-name="gr18" draw:text-style-name="P2" draw:layer="layout" svg:width="1.4cm" svg:height="2.185cm" svg:x="16.888cm" svg:y="10.17cm" svg:viewBox="0 0 1401 2186" draw:points="0,0 1037,440 1401,1002 1401,2186 2,1585">
          <text:p/>
        </draw:polygon>
        <draw:frame draw:style-name="gr36" draw:text-style-name="P4" draw:layer="layout" svg:width="3.842cm" svg:height="0.874cm" svg:x="15.667cm" svg:y="12.742cm">
          <draw:text-box>
            <text:p text:style-name="P3"><text:span text:style-name="T7">расписание</text:span></text:p>
          </draw:text-box>
        </draw:frame>
        <draw:line draw:style-name="gr5" draw:text-style-name="P2" draw:layer="layout" svg:x1="17.588cm" svg:y1="7.92cm" svg:x2="19.931cm" svg:y2="6.188cm">
          <text:p/>
        </draw:line>
        <draw:g>
          <draw:polyline draw:style-name="gr5" draw:text-style-name="P2" draw:layer="layout" svg:width="1.062cm" svg:height="3.316cm" svg:x="19.929cm" svg:y="4.53cm" svg:viewBox="0 0 1063 3317" draw:points="1063,0 0,0 0,3317 1063,3317">
            <text:p/>
          </draw:polyline>
          <draw:frame draw:style-name="gr37" draw:text-style-name="P4" draw:layer="layout" svg:width="6.371cm" svg:height="3.539cm" svg:x="19.929cm" svg:y="4.419cm">
            <draw:text-box>
              <text:p text:style-name="P3"><text:span text:style-name="T7">Распределение заказов по <text:s/>плановым маршрутам ,при необходимости изменение планового расписания </text:span></text:p>
            </draw:text-box>
          </draw:frame>
        </draw:g>
        <draw:polyline draw:style-name="gr10" draw:text-style-name="P2" draw:layer="layout" svg:width="1.673cm" svg:height="6.259cm" svg:x="15.916cm" svg:y="4.21cm" svg:viewBox="0 0 1674 6260" draw:points="0,0 0,927 1674,927 1674,6260">
          <text:p/>
        </draw:polyline>
        <draw:polygon draw:style-name="gr12" draw:text-style-name="P10" draw:layer="layout" svg:width="1.459cm" svg:height="2.277cm" svg:x="10.38cm" svg:y="10.115cm" svg:viewBox="0 0 1460 2278" draw:points="1460,1044 1080,459 0,0 2,1652 1460,2278">
          <text:p/>
        </draw:polygon>
        <draw:polygon draw:style-name="gr25" draw:text-style-name="P18" draw:layer="layout" svg:width="1.459cm" svg:height="2.277cm" svg:x="10.38cm" svg:y="10.126cm" svg:viewBox="0 0 1460 2278" draw:points="0,0 1080,459 1460,1044 1460,2278 2,1652">
          <text:p/>
        </draw:polygon>
        <draw:path draw:style-name="gr26" draw:text-style-name="P2" draw:layer="layout" svg:width="1.019cm" svg:height="1.358cm" svg:x="10.59cm" svg:y="10.596cm" svg:viewBox="0 0 1020 1359" svg:d="M702 299l-702-299M1017 649l-1015-433M1013 888l-1013-434M1020 1129l-1020-436M1013 1359l-1011-433">
          <text:p/>
        </draw:path>
        <draw:polygon draw:style-name="gr34" draw:text-style-name="P20" draw:layer="layout" svg:width="0.387cm" svg:height="0.658cm" svg:x="11.451cm" svg:y="10.585cm" svg:viewBox="0 0 388 659" draw:points="0,502 7,0 388,586 361,659">
          <text:p/>
        </draw:polygon>
        <draw:g>
          <draw:polygon draw:style-name="gr35" draw:text-style-name="P21" draw:layer="layout" svg:width="0.394cm" svg:height="0.594cm" svg:x="11.445cm" svg:y="10.585cm" svg:viewBox="0 0 395 595" draw:points="395,586 13,0 0,429 385,595">
            <text:p/>
          </draw:polygon>
          <draw:polygon draw:style-name="gr26" draw:text-style-name="P2" draw:layer="layout" svg:width="0.394cm" svg:height="0.594cm" svg:x="11.445cm" svg:y="10.585cm" svg:viewBox="0 0 395 595" draw:points="395,586 13,0 0,429 385,595">
            <text:p/>
          </draw:polygon>
        </draw:g>
        <draw:polygon draw:style-name="gr18" draw:text-style-name="P2" draw:layer="layout" svg:width="1.459cm" svg:height="2.277cm" svg:x="10.38cm" svg:y="10.126cm" svg:viewBox="0 0 1460 2278" draw:points="0,0 1080,459 1460,1044 1460,2278 2,1652">
          <text:p/>
        </draw:polygon>
        <draw:frame draw:style-name="gr38" draw:text-style-name="P4" draw:layer="layout" svg:width="4.63cm" svg:height="1.408cm" svg:x="8.793cm" svg:y="12.799cm">
          <draw:text-box>
            <text:p text:style-name="P3"><text:span text:style-name="T7">Отчет по </text:span><text:span text:style-name="T7"><text:line-break/></text:span><text:span text:style-name="T7">направлениям</text:span></text:p>
          </draw:text-box>
        </draw:frame>
        <draw:polyline draw:style-name="gr10" draw:text-style-name="P2" draw:layer="layout" svg:width="1.464cm" svg:height="6.227cm" svg:x="11.109cm" svg:y="4.21cm" svg:viewBox="0 0 1465 6228" draw:points="1465,0 1465,927 0,927 0,6228">
          <text:p/>
        </draw:polyline>
        <draw:line draw:style-name="gr5" draw:text-style-name="P2" draw:layer="layout" svg:x1="11.11cm" svg:y1="7.921cm" svg:x2="9.771cm" svg:y2="6.436cm">
          <text:p/>
        </draw:line>
        <draw:g>
          <draw:polyline draw:style-name="gr5" draw:text-style-name="P2" draw:layer="layout" svg:width="1.062cm" svg:height="2.793cm" svg:x="8.709cm" svg:y="5.04cm" svg:viewBox="0 0 1063 2794" draw:points="0,0 1063,0 1063,2794 0,2794">
            <text:p/>
          </draw:polyline>
          <draw:frame draw:style-name="gr39" draw:text-style-name="P4" draw:layer="layout" svg:width="6.371cm" svg:height="2.963cm" svg:x="3.4cm" svg:y="4.954cm">
            <draw:text-box>
              <text:p text:style-name="P3"><text:span text:style-name="T7">Сравнение и анализ плановых и фактических объемов по каждому направлению</text:span></text:p>
            </draw:text-box>
          </draw:frame>
        </draw:g>
      </draw:page>
      <draw:page draw:name="page3" draw:style-name="dp1" draw:master-page-name="PM2">
        <draw:g xml:id="id12" draw:id="id12">
          <draw:g>
            <draw:polygon draw:style-name="gr4" draw:text-style-name="P9" draw:layer="layout" svg:width="10.372cm" svg:height="2.144cm" svg:x="9.432cm" svg:y="1.769cm" svg:viewBox="0 0 10373 2145" draw:points="0,2145 10373,2145 10373,0 0,0">
              <text:p/>
            </draw:polygon>
            <draw:polygon draw:style-name="gr5" draw:text-style-name="P2" draw:layer="layout" svg:width="10.372cm" svg:height="2.144cm" svg:x="9.432cm" svg:y="1.769cm" svg:viewBox="0 0 10373 2145" draw:points="0,2145 10373,2145 10373,0 0,0">
              <text:p/>
            </draw:polygon>
          </draw:g>
          <draw:frame draw:style-name="gr40" draw:text-style-name="P8" draw:layer="layout" svg:width="10.37cm" svg:height="2.144cm" svg:x="9.432cm" svg:y="1.769cm">
            <draw:text-box>
              <text:p text:style-name="P7"><text:span text:style-name="T2">Управление перевозкой</text:span></text:p>
              <text:p text:style-name="P7"><text:span text:style-name="T2">(track&amp;trace)</text:span></text:p>
            </draw:text-box>
          </draw:frame>
        </draw:g>
        <draw:g xml:id="id14" draw:id="id14">
          <draw:g>
            <draw:polygon draw:style-name="gr4" draw:text-style-name="P9" draw:layer="layout" svg:width="4.84cm" svg:height="2.25cm" svg:x="14.827cm" svg:y="5.262cm" svg:viewBox="0 0 4841 2251" draw:points="0,2251 4841,2251 4841,0 0,0">
              <text:p/>
            </draw:polygon>
            <draw:polygon draw:style-name="gr5" draw:text-style-name="P2" draw:layer="layout" svg:width="4.84cm" svg:height="2.25cm" svg:x="14.827cm" svg:y="5.262cm" svg:viewBox="0 0 4841 2251" draw:points="0,2251 4841,2251 4841,0 0,0">
              <text:p/>
            </draw:polygon>
          </draw:g>
          <draw:frame draw:style-name="gr41" draw:text-style-name="P4" draw:layer="layout" svg:width="4.84cm" svg:height="2.249cm" svg:x="14.827cm" svg:y="5.262cm">
            <draw:text-box>
              <text:p text:style-name="P3"><text:span text:style-name="T7">События в ходе перевозки</text:span></text:p>
            </draw:text-box>
          </draw:frame>
        </draw:g>
        <draw:g xml:id="id13" draw:id="id13">
          <draw:g>
            <draw:polygon draw:style-name="gr4" draw:text-style-name="P9" draw:layer="layout" svg:width="4.552cm" svg:height="2.225cm" svg:x="8.879cm" svg:y="5.32cm" svg:viewBox="0 0 4553 2226" draw:points="0,2226 4553,2226 4553,0 0,0">
              <text:p/>
            </draw:polygon>
            <draw:polygon draw:style-name="gr5" draw:text-style-name="P2" draw:layer="layout" svg:width="4.552cm" svg:height="2.225cm" svg:x="8.879cm" svg:y="5.32cm" svg:viewBox="0 0 4553 2226" draw:points="0,2226 4553,2226 4553,0 0,0">
              <text:p/>
            </draw:polygon>
          </draw:g>
          <draw:frame draw:style-name="gr42" draw:text-style-name="P4" draw:layer="layout" svg:width="4.552cm" svg:height="2.225cm" svg:x="8.879cm" svg:y="5.32cm">
            <draw:text-box>
              <text:p text:style-name="P3"><text:span text:style-name="T7">События с грузом</text:span></text:p>
            </draw:text-box>
          </draw:frame>
        </draw:g>
        <draw:line draw:style-name="gr10" draw:text-style-name="P2" draw:layer="layout" svg:x1="11.645cm" svg:y1="7.546cm" svg:x2="11.714cm" svg:y2="14.087cm">
          <text:p/>
        </draw:line>
        <draw:line draw:style-name="gr5" draw:text-style-name="P2" draw:layer="layout" svg:x1="11.716cm" svg:y1="11.414cm" svg:x2="9.986cm" svg:y2="9.421cm">
          <text:p/>
        </draw:line>
        <draw:g>
          <draw:polyline draw:style-name="gr5" draw:text-style-name="P2" draw:layer="layout" svg:width="1.015cm" svg:height="2.069cm" svg:x="8.971cm" svg:y="8.602cm" svg:viewBox="0 0 1016 2070" draw:points="0,0 1016,0 1016,2070 0,2070">
            <text:p/>
          </draw:polyline>
          <draw:frame draw:style-name="gr43" draw:text-style-name="P4" draw:layer="layout" svg:width="6.085cm" svg:height="2.146cm" svg:x="3.9cm" svg:y="8.564cm">
            <draw:text-box>
              <text:p text:style-name="P3"><text:span text:style-name="T7">Статусы обработки и контроля груза</text:span></text:p>
            </draw:text-box>
          </draw:frame>
        </draw:g>
        <draw:polygon draw:style-name="gr12" draw:text-style-name="P10" draw:layer="layout" svg:width="1.449cm" svg:height="2.588cm" svg:x="16.316cm" svg:y="14.213cm" svg:viewBox="0 0 1450 2589" draw:points="1450,1186 1072,521 0,0 1,1878 1450,2589">
          <text:p/>
        </draw:polygon>
        <draw:polygon draw:style-name="gr25" draw:text-style-name="P18" draw:layer="layout" svg:width="1.449cm" svg:height="2.588cm" svg:x="16.316cm" svg:y="14.226cm" svg:viewBox="0 0 1450 2589" draw:points="0,0 1072,521 1450,1186 1450,2589 1,1878">
          <text:p/>
        </draw:polygon>
        <draw:path draw:style-name="gr26" draw:text-style-name="P2" draw:layer="layout" svg:width="1.011cm" svg:height="1.544cm" svg:x="16.525cm" svg:y="14.76cm" svg:viewBox="0 0 1012 1545" svg:d="M697 341l-697-341M1008 740l-1007-494M1006 1009l-1006-492M1012 1284l-1012-497M1006 1545l-1003-492">
          <text:p/>
        </draw:path>
        <draw:polygon draw:style-name="gr34" draw:text-style-name="P20" draw:layer="layout" svg:width="0.384cm" svg:height="0.748cm" svg:x="17.38cm" svg:y="14.748cm" svg:viewBox="0 0 385 749" draw:points="0,569 7,0 385,666 358,749">
          <text:p/>
        </draw:polygon>
        <draw:g>
          <draw:polygon draw:style-name="gr35" draw:text-style-name="P21" draw:layer="layout" svg:width="0.39cm" svg:height="0.675cm" svg:x="17.373cm" svg:y="14.748cm" svg:viewBox="0 0 391 676" draw:points="391,667 12,0 0,487 380,676">
            <text:p/>
          </draw:polygon>
          <draw:polygon draw:style-name="gr26" draw:text-style-name="P2" draw:layer="layout" svg:width="0.39cm" svg:height="0.675cm" svg:x="17.373cm" svg:y="14.748cm" svg:viewBox="0 0 391 676" draw:points="391,667 12,0 0,487 380,676">
            <text:p/>
          </draw:polygon>
        </draw:g>
        <draw:polygon draw:style-name="gr18" draw:text-style-name="P2" draw:layer="layout" svg:width="1.449cm" svg:height="2.588cm" svg:x="16.316cm" svg:y="14.226cm" svg:viewBox="0 0 1450 2589" draw:points="0,0 1072,521 1450,1186 1450,2589 1,1878">
          <text:p/>
        </draw:polygon>
        <draw:frame draw:style-name="gr44" draw:text-style-name="P4" draw:layer="layout" svg:width="5.341cm" svg:height="1.333cm" svg:x="14.369cm" svg:y="17.267cm">
          <draw:text-box>
            <text:p text:style-name="P3"><text:span text:style-name="T7">Отчет о выполнении </text:span><text:span text:style-name="T7"><text:line-break/></text:span><text:span text:style-name="T7">расписания</text:span></text:p>
          </draw:text-box>
        </draw:frame>
        <draw:line draw:style-name="gr10" draw:text-style-name="P2" draw:layer="layout" svg:x1="17.04cm" svg:y1="7.511cm" svg:x2="17.04cm" svg:y2="14.577cm">
          <text:p/>
        </draw:line>
        <draw:line draw:style-name="gr5" draw:text-style-name="P2" draw:layer="layout" svg:x1="17.04cm" svg:y1="11.415cm" svg:x2="18.978cm" svg:y2="9.773cm">
          <text:p/>
        </draw:line>
        <draw:g>
          <draw:polyline draw:style-name="gr5" draw:text-style-name="P2" draw:layer="layout" svg:width="1.038cm" svg:height="3.459cm" svg:x="18.976cm" svg:y="8.24cm" svg:viewBox="0 0 1039 3460" draw:points="1039,0 0,0 0,3460 1039,3460">
            <text:p/>
          </draw:polyline>
          <draw:frame draw:style-name="gr45" draw:text-style-name="P4" draw:layer="layout" svg:width="6.224cm" svg:height="4.293cm" svg:x="18.976cm" svg:y="7.823cm">
            <draw:text-box>
              <text:p text:style-name="P3"><text:span text:style-name="T7">Статусы транспортировки: время убытия, транзитное время, время прибытия, соблюдение расписаний</text:span></text:p>
            </draw:text-box>
          </draw:frame>
        </draw:g>
        <draw:path draw:style-name="gr12" draw:text-style-name="P10" draw:layer="layout" svg:width="2.762cm" svg:height="1.861cm" svg:x="10.333cm" svg:y="13.998cm" svg:viewBox="0 0 2763 1862" svg:d="M0 1024l259 125 954 463 1550-760-347-171 82-223-932-458-1555 762 263 128zM11 1272l1202 590 1550-761-248-123-1302 634-954-463z">
          <text:p/>
        </draw:path>
        <draw:g>
          <draw:path draw:style-name="gr21" draw:text-style-name="P15" draw:layer="layout" svg:width="2.762cm" svg:height="1.599cm" svg:x="10.333cm" svg:y="14.258cm" svg:viewBox="0 0 2763 1600" svg:d="M11 1012l248-124 954 463 1302-634 248 124-1550 759zM0 763l1566-763 1197 591-1550 760z">
            <text:p/>
          </draw:path>
          <draw:path draw:style-name="gr22" draw:text-style-name="P2" draw:layer="layout" svg:width="2.762cm" svg:height="1.599cm" svg:x="10.333cm" svg:y="14.258cm" svg:viewBox="0 0 2763 1600" svg:d="M11 1012l248-124 954 463 1302-634 248 124-1550 759zM0 763l1566-763 1197 591-1550 760z">
            <text:p/>
          </draw:path>
        </draw:g>
        <draw:g>
          <draw:polygon draw:style-name="gr23" draw:text-style-name="P16" draw:layer="layout" svg:width="2.484cm" svg:height="1.35cm" svg:x="10.345cm" svg:y="13.998cm" svg:viewBox="0 0 2485 1351" draw:points="2485,458 1553,0 0,762 1202,1351 2368,780">
            <text:p/>
          </draw:polygon>
          <draw:polygon draw:style-name="gr22" draw:text-style-name="P2" draw:layer="layout" svg:width="2.484cm" svg:height="1.35cm" svg:x="10.345cm" svg:y="13.998cm" svg:viewBox="0 0 2485 1351" draw:points="2485,458 1553,0 0,762 1202,1351 2368,780">
            <text:p/>
          </draw:polygon>
        </draw:g>
        <draw:polygon draw:style-name="gr24" draw:text-style-name="P17" draw:layer="layout" svg:width="0.31cm" svg:height="0.158cm" svg:x="12.391cm" svg:y="14.639cm" svg:viewBox="0 0 311 159" draw:points="50,0 311,132 256,159 0,32">
          <text:p/>
        </draw:polygon>
        <draw:g>
          <draw:polygon draw:style-name="gr25" draw:text-style-name="P18" draw:layer="layout" svg:width="0.386cm" svg:height="0.321cm" svg:x="12.442cm" svg:y="14.457cm" svg:viewBox="0 0 387 322" draw:points="270,322 0,182 387,0">
            <text:p/>
          </draw:polygon>
          <draw:polygon draw:style-name="gr22" draw:text-style-name="P2" draw:layer="layout" svg:width="0.386cm" svg:height="0.321cm" svg:x="12.442cm" svg:y="14.457cm" svg:viewBox="0 0 387 322" draw:points="270,322 0,182 387,0">
            <text:p/>
          </draw:polygon>
        </draw:g>
        <draw:path draw:style-name="gr26" draw:text-style-name="P2" draw:layer="layout" svg:width="1.504cm" svg:height="0.843cm" svg:x="10.821cm" svg:y="14.244cm" svg:viewBox="0 0 1505 844" svg:d="M828 844l-828-407M1050 742l-836-410M1277 627l-832-409M1505 514l-831-409M1450 282l-577-282">
          <text:p/>
        </draw:path>
        <draw:polygon draw:style-name="gr18" draw:text-style-name="P2" draw:layer="layout" svg:width="2.762cm" svg:height="1.861cm" svg:x="10.333cm" svg:y="13.998cm" svg:viewBox="0 0 2763 1862" draw:points="2515,978 2763,852 2416,681 2498,458 1566,0 11,762 267,889 0,1024 259,1149 11,1272 1213,1862 2763,1101">
          <text:p/>
        </draw:polygon>
        <draw:frame draw:style-name="gr44" draw:text-style-name="P4" draw:layer="layout" svg:width="4.317cm" svg:height="1.333cm" svg:x="9.556cm" svg:y="16.095cm">
          <draw:text-box>
            <text:p text:style-name="P3"><text:span text:style-name="T7">Уведомления о</text:span><text:span text:style-name="T7"><text:line-break/></text:span><text:span text:style-name="T7"> состоянии груза</text:span></text:p>
          </draw:text-box>
        </draw:frame>
        <draw:connector draw:style-name="gr31" draw:text-style-name="P19" draw:layer="layout" svg:x1="14.619cm" svg:y1="3.914cm" svg:x2="11.155cm" svg:y2="5.32cm" draw:start-shape="id12" draw:start-glue-point="2" draw:end-shape="id13" draw:end-glue-point="0" svg:d="M14619 3914v704h-3464v702" svg:viewBox="0 0 3465 1407">
          <text:p/>
        </draw:connector>
        <draw:connector draw:style-name="gr31" draw:text-style-name="P19" draw:layer="layout" svg:x1="14.619cm" svg:y1="3.914cm" svg:x2="17.247cm" svg:y2="5.262cm" draw:start-shape="id12" draw:start-glue-point="2" draw:end-shape="id14" draw:end-glue-point="0" svg:d="M14619 3914v674h2628v674" svg:viewBox="0 0 2629 13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Book Antiqua1" svg:font-family="'Book Antiqua'"/>
    <style:font-face style:name="Arial" svg:font-family="Arial" style:font-pitch="variable"/>
    <style:font-face style:name="Book Antiqua" svg:font-family="'Book Antiqua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707d37" draw:end-color="#7ed13a" draw:start-intensity="100%" draw:end-intensity="100%" draw:angle="2250" draw:border="0%"/>
    <draw:gradient draw:name="Gradient_5f_1" draw:display-name="Gradient_1" draw:style="linear" draw:start-color="#879948" draw:end-color="#9dd579" draw:start-intensity="100%" draw:end-intensity="100%" draw:angle="2250" draw:border="0%"/>
    <draw:gradient draw:name="Gradient_5f_2" draw:display-name="Gradient_2" draw:style="linear" draw:start-color="#a3e144" draw:end-color="#ffffff" draw:start-intensity="100%" draw:end-intensity="100%" draw:angle="1800" draw:border="0%"/>
    <draw:gradient draw:name="Gradient_5f_3" draw:display-name="Gradient_3" draw:style="linear" draw:start-color="#ddf3b8" draw:end-color="#ffffff" draw:start-intensity="100%" draw:end-intensity="100%" draw:angle="1800" draw:border="0%"/>
    <draw:gradient draw:name="Gradient_5f_4" draw:display-name="Gradient_4" draw:style="linear" draw:start-color="#cdee97" draw:end-color="#ffffff" draw:start-intensity="100%" draw:end-intensity="100%" draw:angle="225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9T17:56:42.861000000</dc:date>
    <meta:creation-date>2015-10-27T11:41:33Z</meta:creation-date>
    <meta:generator>LibreOffice/5.0.2.2$Windows_x86 LibreOffice_project/37b43f919e4de5eeaca9b9755ed688758a8251fe</meta:generator>
    <meta:editing-duration>PT14M45S</meta:editing-duration>
    <meta:editing-cycles>4</meta:editing-cycles>
    <meta:document-statistic meta:object-count="221"/>
  </office:meta>
</office:document-meta>
</file>